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753" officeooo:paragraph-rsid="000ff753"/>
    </style:style>
    <style:style style:name="P2" style:family="paragraph" style:parent-style-name="Standard">
      <style:text-properties officeooo:rsid="00111ac9" officeooo:paragraph-rsid="00111ac9"/>
    </style:style>
    <style:style style:name="P3" style:family="paragraph" style:parent-style-name="Standard">
      <style:text-properties officeooo:rsid="00125ea7" officeooo:paragraph-rsid="00125ea7"/>
    </style:style>
    <style:style style:name="T1" style:family="text">
      <style:text-properties officeooo:rsid="00125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 project? </text:p>
      <text:p text:style-name="P3"/>
      <text:p text:style-name="P3">Interactive query </text:p>
      <text:p text:style-name="P1"/>
      <text:p text:style-name="P1"/>
      <text:p text:style-name="P1">Data: prosody labels, outcome labels, continuous</text:p>
      <text:p text:style-name="P1">Task: verify hypothesis “context is predictive for landmark variation”, by </text:p>
      <text:p text:style-name="P2">Problem: proper representation of context - hierarchical, <text:span text:style-name="T1">data cleanin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6:22:18.272739534</meta:creation-date>
    <dc:date>2015-12-22T23:49:10.176083779</dc:date>
    <meta:editing-duration>PT5H11M21S</meta:editing-duration>
    <meta:editing-cycles>1</meta:editing-cycles>
    <meta:document-statistic meta:table-count="0" meta:image-count="0" meta:object-count="0" meta:page-count="1" meta:paragraph-count="5" meta:word-count="29" meta:character-count="228" meta:non-whitespace-character-count="200"/>
    <meta:generator>LibreOffice/4.2.8.2$Linux_X86_64 LibreOffice_project/420m0$Build-2</meta:generator>
  </office:meta>
</office:document-meta>
</file>